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334cm"/>
    </style:style>
    <style:style style:name="co2" style:family="table-column">
      <style:table-column-properties fo:break-before="auto" style:column-width="1.279cm"/>
    </style:style>
    <style:style style:name="co3" style:family="table-column">
      <style:table-column-properties fo:break-before="auto" style:column-width="2.886cm"/>
    </style:style>
    <style:style style:name="co4" style:family="table-column">
      <style:table-column-properties fo:break-before="auto" style:column-width="18.195cm"/>
    </style:style>
    <style:style style:name="co5" style:family="table-column">
      <style:table-column-properties fo:break-before="auto" style:column-width="15.281cm"/>
    </style:style>
    <style:style style:name="co6" style:family="table-column">
      <style:table-column-properties fo:break-before="auto" style:column-width="2.258cm"/>
    </style:style>
    <style:style style:name="ro1" style:family="table-row">
      <style:table-row-properties style:row-height="1.15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2.738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3.159cm" fo:break-before="auto" style:use-optimal-row-height="false"/>
    </style:style>
    <style:style style:name="ro10" style:family="table-row">
      <style:table-row-properties style:row-height="1.545cm" fo:break-before="auto" style:use-optimal-row-height="true"/>
    </style:style>
    <style:style style:name="ro1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6" style:family="table-cell" style:parent-style-name="Default">
      <style:table-cell-properties style:text-align-source="fix" style:repeat-content="false" style:vertical-align="middle"/>
      <style:paragraph-properties fo:text-align="center" fo:margin-left="0cm"/>
      <style:text-properties fo:font-size="14pt" fo:font-weight="bold" style:font-size-asian="14pt" style:font-weight-asian="bold" style:font-size-complex="14pt" style:font-weight-complex="bold"/>
    </style:style>
    <style:style style:name="ce7" style:family="table-cell" style:parent-style-name="Default">
      <style:table-cell-properties style:text-align-source="fix" style:repeat-content="false" style:vertical-align="middle"/>
      <style:paragraph-properties fo:text-align="center" fo:margin-left="0cm"/>
    </style:style>
    <style:style style:name="ce5" style:family="table-cell" style:parent-style-name="Default">
      <style:table-cell-properties style:text-align-source="fix" style:repeat-content="false" fo:wrap-option="wrap" style:vertical-align="middle"/>
      <style:paragraph-properties fo:text-align="center"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style:text-align-source="fix" style:repeat-content="false" fo:wrap-option="wrap"/>
      <style:paragraph-properties fo:text-align="center" fo:margin-left="0cm"/>
      <style:text-properties fo:font-size="14pt"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style:paragraph-properties fo:text-align="center" fo:margin-left="0cm"/>
      <style:text-properties fo:font-size="12pt" style:font-size-asian="12pt" style:font-size-complex="12pt"/>
    </style:style>
    <style:style style:name="ce12" style:family="table-cell" style:parent-style-name="Default">
      <style:table-cell-properties style:text-align-source="fix" style:repeat-content="false" fo:wrap-option="wrap"/>
      <style:paragraph-properties fo:text-align="center" fo:margin-left="0cm"/>
    </style:style>
    <style:style style:name="ce13" style:family="table-cell" style:parent-style-name="Default">
      <style:table-cell-properties style:text-align-source="fix" style:repeat-content="false" style:vertical-align="middle"/>
      <style:paragraph-properties fo:text-align="center" fo:margin-left="0cm"/>
      <style:text-properties style:text-outline="false" style:text-line-through-style="none" style:text-line-through-type="none" style:font-name="Liberation Sans" fo:font-size="14pt" fo:language="es" fo:country="ES" fo:font-style="normal" fo:text-shadow="none" style:text-underline-style="none" fo:font-weight="bold" style:text-underline-mode="continuous" style:text-overline-mode="continuous" style:text-line-through-mode="continuous" style:font-name-asian="Noto Sans CJK SC" style:font-size-asian="14pt" style:language-asian="zh" style:country-asian="CN" style:font-style-asian="normal" style:font-weight-asian="bold" style:font-name-complex="Noto Sans Devanagari" style:font-size-complex="14pt" style:language-complex="hi" style:country-complex="IN" style:font-style-complex="normal" style:font-weight-complex="bold" style:text-emphasize="none" style:font-relief="none" style:text-overline-style="none" style:text-overline-color="font-color"/>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fo:font-size="12pt" style:font-size-asian="12pt" style:font-size-complex="12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7"/>
        <table:table-column table:style-name="co2" table:default-cell-style-name="ce7"/>
        <table:table-column table:style-name="co3" table:default-cell-style-name="ce2"/>
        <table:table-column table:style-name="co4" table:default-cell-style-name="ce12"/>
        <table:table-column table:style-name="co5" table:default-cell-style-name="ce2"/>
        <table:table-column table:style-name="co6" table:number-columns-repeated="16379" table:default-cell-style-name="ce2"/>
        <table:table-row table:style-name="ro1">
          <table:table-cell table:style-name="ce1" office:value-type="string" calcext:value-type="string">
            <text:p>revisado</text:p>
          </table:table-cell>
          <table:table-cell table:style-name="ce5" office:value-type="string" calcext:value-type="string">
            <text:p>revisado shift</text:p>
          </table:table-cell>
          <table:table-cell table:style-name="ce1" office:value-type="string" calcext:value-type="string">
            <text:p>categoría</text:p>
          </table:table-cell>
          <table:table-cell table:style-name="ce1" office:value-type="string" calcext:value-type="string">
            <text:p>descripción</text:p>
          </table:table-cell>
          <table:table-cell table:style-name="ce13" office:value-type="string" calcext:value-type="string">
            <text:p>Descripción shift</text:p>
          </table:table-cell>
          <table:table-cell table:style-name="ce7"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el superior:</text:p>
          </table:table-cell>
          <table:table-cell table:style-name="ce10" office:value-type="string" calcext:value-type="string">
            <text:p>Panel superior:</text:p>
          </table:table-cell>
          <table:table-cell table:number-columns-repeated="16380"/>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 Perilla de navegación: Gire la perilla para recorrer las carpetas y las pistas. Cuando seleccione unacarpeta, pulse la perilla para entrar a la misma.Mantenga presionada la tecla Shift y gire la perilla para desplazarse rápidamente por las pistas ycarpetas.</text:p>
          </table:table-cell>
          <table:table-cell table:style-name="ce14" office:value-type="string" calcext:value-type="string">
            <text:p>actúa como “enter”, permite desplegar carpetas en la librería</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Load: Pulse uno de estos botones cuando haya una pista seleccionada para agregarla a la bandejaizquierda o derecha activa. Pulse dos veces un botón de carga rápidamente para asignar la mismapista a ambas bandejas activas.</text:p>
          </table:table-cell>
          <table:table-cell table:style-name="ce14" office:value-type="string" calcext:value-type="string">
            <text:p>descarga la can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3.Level: Ajusta el nivel de audio previo al fader y al ecualizador del canal correspondiente en el softwar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4.Ecualización de agudos: Permite controlar las frecuencias de agudos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5.Ecualización de medios: Permite controlar las frecuencias de la gama media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6.Ecualización de graves: Permite controlar las frecuencias de graves de los canales individuales.</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7.Filtro: Esta perilla permite ajustar el valor del filtro. Girándola a izquierda y derecha se produce unfiltro pasa-bajos y un filtro pasa-altos, respectivamente.</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8.Cue de auriculares: Envía el audio prefader (previo al atenuador) al canal de cue para monitorizacióncon auriculares.</text:p>
          </table:table-cell>
          <table:table-cell table:style-name="ce14" office:value-type="string" calcext:value-type="string">
            <text:p>modo slip, pero se podría cambiar si hay algo que interese más</text:p>
          </table:table-cell>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9.Fader de canal: Permite ajustar el volumen de los canales individuales en el software.</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text:p>
          </table:table-cell>
          <table:table-cell office:value-type="string" calcext:value-type="string">
            <text:p>Panel superior:</text:p>
          </table:table-cell>
          <table:table-cell table:style-name="ce11" office:value-type="string" calcext:value-type="string">
            <text:p>[ ] 10.Cue Gain: Permite ajustar el volumen del cue por los auriculares.</text:p>
          </table:table-cell>
          <table:table-cell table:style-name="ce14" office:value-type="string" calcext:value-type="string">
            <text:p>Ajusta la ganancia pre-fader de la pista (para evitar saturación)</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1.Cue Mix: Permite ajustar la salida de audio a los auriculares, mezclando la salida para cue y la salidade mezcla maestr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2.LED de salida principal: Muestra el nivel de audio que sale por la salida principal.</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3.Crossfader: Permite controlar la combinación entre las dos bandejas.</text:p>
          </table:table-cell>
          <table:table-cell table:style-name="ce11"/>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4.Perilla FX Wet/Dry: Gire esta perilla para ajustar la mezcla "con efectos" / "sin efectos".</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5.Multiplicador de beats: Se utiliza para aumentar y disminuir la velocidad del ciclo del efecto enbeats. Cuando se usa un efecto basado en el tiempo, con esta perilla se ajusta su división de tiempo.</text:p>
          </table:table-cell>
          <table:table-cell table:style-name="ce14" office:value-type="string" calcext:value-type="string">
            <text:p>sube y baja el volumen de los efectos</text:p>
          </table:table-cell>
          <table:table-cell table:number-columns-repeated="16379"/>
        </table:table-row>
        <table:table-row table:style-name="ro6">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6.Ajuste de BPM: Pulse este botón 4 veces o más para introducir manualmente los nuevos BPM. Elsoftware ignorará los BPM de la pista y seguirá el tempo que usted introdujo manualmente.Pulse Shift y este botón para reiniciar el tempo a los BPM predeterminados de la bandeja.</text:p>
          </table:table-cell>
          <table:table-cell table:style-name="ce14" office:value-type="string" calcext:value-type="string">
            <text:p>resetea los bpm</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 Software FX: presione uno de estos botones para seleccionar un efecto de software.</text:p>
          </table:table-cell>
          <table:table-cell table:style-name="ce11" office:value-type="string" calcext:value-type="string">
            <text:p>deja solo activo ese filtro </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HPF (filtro de paso alto)</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Eco</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LPF (filtro de paso bajo)•Reverberación</text:p>
          </table:table-cell>
          <table:table-cell table:style-name="ce11" office:value-type="string" calcext:value-type="string">
            <text:p>deja solo activo ese filtro</text:p>
          </table:table-cell>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7•Flanger•Phaser18.Activar / Desactivar / Sostener FX (efectos): </text:p>
          </table:table-cell>
          <table:table-cell table:style-name="ce11" office:value-type="string" calcext:value-type="string">
            <text:p>deja solo activo ese filtro</text:p>
          </table:table-cell>
          <table:table-cell table:number-columns-repeated="16379"/>
        </table:table-row>
        <table:table-row table:style-name="ro6">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18.Activar / Desactivar / Sostener FX (efectos): Mueva el interruptor conmutador hacia arriba paratrabar (bloquear) los efectos en la posición de activación. Mueva el interruptor conmutador haciaabajo para activar los efectos momentáneamente. Cuando el interruptor se encuentre en la posiciónintermedia, los efectos estarán apagados.</text:p>
          </table:table-cell>
          <table:table-cell table:style-name="ce11" office:value-type="string" calcext:value-type="string">
            <text:p>no hace nada</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19.Layer: Pulse este botón para seleccionar la capa del software que se controla con esa bandeja delhardware. La bandeja A puede controlar las bandejas virtuales 1 ó 3. La bandeja B puede controlar lasbandejas virtuales 2 ó 4.</text:p>
          </table:table-cell>
          <table:table-cell table:style-name="ce14" office:value-type="string" calcext:value-type="string">
            <text:p>cambia a librería</text:p>
          </table:table-cell>
          <table:table-cell table:number-columns-repeated="16379"/>
        </table:table-row>
        <table:table-row table:style-name="ro7">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0.Plato/rueda de avance por pasos: Esta rueda de avance por pasos capacitiva y sensible al tactocontrola el audio cuando se toca y se mueve la rueda. Cuando el botón Scratch no está activo, use larueda para variar el pitch de la pista. Cuando el botón Scratch está activo, use la rueda para capturary mover el audio, "rayando" la pista como lo haría con un disco de vinilo. También puede tomar larueda externa insensible al tacto para variar el pitch de la pista.</text:p>
          </table:table-cell>
          <table:table-cell table:style-name="ce11" office:value-type="string" calcext:value-type="string">
            <text:p>mueve el plato más rápido</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1.Pantalla: Use esta pantalla para ver la información relacionada con la pista actual. ConsulteCaracterísticas &gt; Pantalla para más información.</text:p>
          </table:table-cell>
          <table:table-cell table:style-name="ce11" office:value-type="string" calcext:value-type="string">
            <text:p>nada que hacer</text:p>
          </table:table-cell>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2.Shift (Función secundaria): Permite disparar varios comandos de control cuando se pulsan primerojunto con otros botones.</text:p>
          </table:table-cell>
          <table:table-cell table:style-name="ce11" office:value-type="string" calcext:value-type="string">
            <text:p>nada que hacer</text:p>
          </table:table-cell>
          <table:table-cell table:number-columns-repeated="16379"/>
        </table:table-row>
        <table:table-row table:style-name="ro5">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3.Scratch: presione este botón para activar la función scratch de la rueda de selección.</text:p>
          </table:table-cell>
          <table:table-cell table:style-name="ce11"/>
          <table:table-cell table:number-columns-repeated="16379"/>
        </table:table-row>
        <table:table-row table:style-name="ro4">
          <table:table-cell office:value-type="string" calcext:value-type="string">
            <text:p>[v]</text:p>
          </table:table-cell>
          <table:table-cell office:value-type="string" calcext:value-type="string">
            <text:p>[ ]</text:p>
          </table:table-cell>
          <table:table-cell office:value-type="string" calcext:value-type="string">
            <text:p>Panel superior:</text:p>
          </table:table-cell>
          <table:table-cell table:style-name="ce11" office:value-type="string" calcext:value-type="string">
            <text:p>[ ] 24.Fader de pitch: Controla la velocidad de la música. Al moverlo hacia el "+" se acelera la música y almoverlo hacia el "–" se reduce su velocidad.</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5.Inflexión de tono hacia abajo: Manténgalo pulsado para reducir la velocidad de la pistamomentáneamente.</text:p>
          </table:table-cell>
          <table:table-cell table:style-name="ce11" office:value-type="string" calcext:value-type="string">
            <text:p>bloquea tono</text:p>
          </table:table-cell>
          <table:table-cell table:number-columns-repeated="16379"/>
        </table:table-row>
        <table:table-row table:style-name="ro6">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6.Inflexión de tono hacia arriba: Manténgalo pulsado para aumentar la velocidad de la pistamomentáneamente.Presione Shift y mueva la rueda para buscar rápidamente el audio de la pista.Mantenga pulsado Shift y este botón para ajustar el rango del fader de tono.Mantenga pulsado Shift y este botón para activar o desactivar el bloqueo de teclas.</text:p>
          </table:table-cell>
          <table:table-cell table:style-name="ce11" office:value-type="string" calcext:value-type="string">
            <text:p>cambia el max/min de vlocidad</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7.Sync (Sincronización): Pulse este botón para hacer coincidir automáticamente el tempo de labandeja correspondiente con el tempo de la bandeja opuesta. Pulse Shift y pulse este botón paradesactivar el sincronismo.</text:p>
          </table:table-cell>
          <table:table-cell table:style-name="ce11" office:value-type="string" calcext:value-type="string">
            <text:p>activa el imán para juntar los beat</text:p>
          </table:table-cell>
          <table:table-cell table:number-columns-repeated="16379"/>
        </table:table-row>
        <table:table-row table:style-name="ro8">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8.Cue (control de transporte): Se utiliza para establecer y recuperar el punto de cue principal en lapista actual. Mantenga pulsado el botón Cue para reproducir temporalmente el punto de cue. La pistase reproduce mientras el botón se mantiene pulsado y retorna al punto de cue cuando se suelta.Pulse Shift + Cue para regresar el cabezal de reproducción al comienzo de la pista.</text:p>
          </table:table-cell>
          <table:table-cell table:style-name="ce11"/>
          <table:table-cell table:number-columns-repeated="16379"/>
        </table:table-row>
        <table:table-row table:style-name="ro5">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29.Reproducir/Pausa: Se utiliza para iniciar y suspender la reproducción.</text:p>
          </table:table-cell>
          <table:table-cell table:style-name="ce11" office:value-type="string" calcext:value-type="string">
            <text:p>ajusta el bit en la posición actual</text:p>
          </table:table-cell>
          <table:table-cell table:number-columns-repeated="16379"/>
        </table:table-row>
        <table:table-row table:style-name="ro9">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0.Pads de actuaciones en vivo: Estos pads tienen distintas funciones en cada bandeja en función delmodo de pad activo. Consulte Funcionamiento &gt; Modos de pad para actuaciones para aprender autilizar los pads en cada modo, como se describe a continuación.Con Serato DJ Lite, la fila inferior de pads se utiliza para disparar efectos de tartamudeo, pistaanterior y búsqueda hacia atrás y hacia adelante.</text:p>
          </table:table-cell>
          <table:table-cell table:style-name="ce11"/>
          <table:table-cell table:number-columns-repeated="16379"/>
        </table:table-row>
        <table:table-row table:style-name="ro10">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1. Cue / Pitch Play: Pulse este botón para entrar al modo Cue. Pulse el botón una segunda vez paraentrar al modo de reproducción de tono.Nota: El plugin Pitch N Time de Serato (no incluido) es necesario para poder usar el modo dereproducción de tono.</text:p>
          </table:table-cell>
          <table:table-cell table:style-name="ce11" office:value-type="string" calcext:value-type="string">
            <text:p>se quitan los puntos de cue</text:p>
          </table:table-cell>
          <table:table-cell table:number-columns-repeated="16379"/>
        </table:table-row>
        <table:table-row table:style-name="ro10">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1 shift. Cue / Pitch Play: añade más putos de cue</text:p>
          </table:table-cell>
          <table:table-cell table:style-name="ce11" office:value-type="string" calcext:value-type="string">
            <text:p>se quitan los puntos de cue</text:p>
          </table:table-cell>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2. Auto Loop / Roll: Pulse este botón para entrar al modo de bucle automático. Pulse este botón unasegunda vez para entrar al modo de redoble (Serato DJ Pro solamente).</text:p>
          </table:table-cell>
          <table:table-cell table:style-name="ce11" office:value-type="string" calcext:value-type="string">
            <text:p>hace los bucles, pero al soltar, sigue la canción por donde iría de normal</text:p>
          </table:table-cell>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2. Auto Loop / Roll: shif</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3.Fader Cuts / Slicer: Pulse este botón para entrar al modo de cortes de fader. Pulse este botón unasegunda vez para entrar al modo cortador (Serato DJ Pro solamente).</text:p>
          </table:table-cell>
          <table:table-cell table:style-name="ce11"/>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4.Sampler / Scratch Banks: Pulse este botón para entrar al modo muestreador ("sampler"). Pulseeste botón una segunda vez para entrar al modo de banco de rayado (Serato DJ Pro solamente).</text:p>
          </table:table-cell>
          <table:table-cell table:style-name="ce11"/>
          <table:table-cell table:number-columns-repeated="16379"/>
        </table:table-row>
        <table:table-row table:style-name="ro4">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5.Loop On/Off: Pulse este botón para activar/desactivar el bucle automático. Mantenga pulsado Shift ypulse este botón para disparar una repetición del bucle.</text:p>
          </table:table-cell>
          <table:table-cell table:style-name="ce11" office:value-type="string" calcext:value-type="string">
            <text:p>reloop</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6.Bucle 1/2: presione este botón cuando haya un bucle activo para disminuir el tamaño del bucle a lamitad. Mantenga presionada la tecla Shift y presione este botón para establecer el punto de entradadel bucle.</text:p>
          </table:table-cell>
          <table:table-cell table:style-name="ce11" office:value-type="string" calcext:value-type="string">
            <text:p>inicio de bucle</text:p>
          </table:table-cell>
          <table:table-cell table:number-columns-repeated="16379"/>
        </table:table-row>
        <table:table-row table:style-name="ro3">
          <table:table-cell table:number-columns-repeated="2" office:value-type="string" calcext:value-type="string">
            <text:p>[v]</text:p>
          </table:table-cell>
          <table:table-cell office:value-type="string" calcext:value-type="string">
            <text:p>Panel superior:</text:p>
          </table:table-cell>
          <table:table-cell table:style-name="ce11" office:value-type="string" calcext:value-type="string">
            <text:p>[ ] 37.Bucle x2: presione este botón cuando haya un bucle activo para duplicar el tamaño del bucle.Mantenga presionada la tecla Shift y presione este botón para establecer el punto de salida de bucle.</text:p>
          </table:table-cell>
          <table:table-cell table:style-name="ce11" office:value-type="string" calcext:value-type="string">
            <text:p>final de bucle</text:p>
          </table:table-cell>
          <table:table-cell table:number-columns-repeated="16379"/>
        </table:table-row>
        <table:table-row table:style-name="ro8">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8.Interruptor Mic 1/Línea: Ajuste este interruptor a la posición adecuada, en función del dispositivoconectado a la entrada Mic 1. Si está utilizando un micrófono conectado a la entrada Mic 1, ajuste elinterruptor a Mic 1. Si está utilizando un dispositivo tal como un reproductor de CD o muestreadorconectado a la entrada auxiliar, coloque este interruptor en Line.</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39.Nivel de micrófono 1/línea: Gire esta perilla para ajustar el nivel de la entrada Mic 1 o Aux.</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0.Tono de micrófono 1/línea: Gire esta perilla para ajustar el tono de la entrada Mic 1 o Aux. Gírela ala izquierda para aumentar el tono de las frecuencias bajas o a la derecha para aumentar el tono delas frecuencias altas.</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1.Volumen de cabina: Gire esta perilla para ajustar el volumen de la mezcla de la salida de cabina.</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superior:</text:p>
          </table:table-cell>
          <table:table-cell table:style-name="ce11" office:value-type="string" calcext:value-type="string">
            <text:p>[ ] 42.Volumen principal: Gire esta perilla para ajustar el volumen de la mezcla de la salida principal.</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talla:</text:p>
          </table:table-cell>
          <table:table-cell table:style-name="ce10" office:value-type="string" calcext:value-type="string">
            <text:p>Pantall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1.Bandeja activa: Indica la bandeja actualmenteactiv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2.Posición del plato: Muestra la posición actualde la pist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3.BPM: Muestra los BPM actuales de la pistaactual.</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4.Bloqueo de tonalidad: Este icono se enciendecuando el bloqueo de tonalidad se encuentraactivado para la bandeja actual.</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5.Rango de tono: muestra el rango de tonoactual.</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6.Pitch: muestra el tono actual de la pista.</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7.Ajuste de tono (pitch): Indica la dirección en lacual mover el fader de tono para hacer coincidirlos BPM de la pista actual con la pista en labandeja opuesta.</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8.Tiempo: Muestra el tiempo de reproduccióntranscurrido o el tiempo restante en la pista.</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talla:</text:p>
          </table:table-cell>
          <table:table-cell table:style-name="ce11" office:value-type="string" calcext:value-type="string">
            <text:p>[ ] 9.Tiempo restante (círculo blanco interno):proporciona una referencia visual del tiemporestante en la canción seleccionada. Cuando lacanción esté casi terminada, estos segmentosparpadearán para dar una advertencia.</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el frontal:</text:p>
          </table:table-cell>
          <table:table-cell table:style-name="ce10" office:value-type="string" calcext:value-type="string">
            <text:p>Panel frontal:</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1.Salida para auriculares: Conecte auriculares a estos conectores hembra de 6.35 mm (1/4 pulg.) y3.5 mm (1/8 pulg.) para monitorear la señal. El volumen de los auriculares se controla con la perillacue gain.</text:p>
          </table:table-cell>
          <table:table-cell table:style-name="ce11"/>
          <table:table-cell table:number-columns-repeated="16379"/>
        </table:table-row>
        <table:table-row table:style-name="ro6">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2.Asignación del crossfader: Utilice estos interruptores para encaminar el audio que se reproduce enel canal correspondiente a cualquiera de los lados del crossfader (A o B) o puentea el crossfader yenvía el audio directamente a la mezcla del programa (centro, apagad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3.Entrada del Mic 2: Conecte un micrófono dinámico a la entrada de 6,35 mm (1/4 pulg.).</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4.Nivel del Mic 2: Ajusta el nivel del volumen de la entrada Mic 2.</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frontal:</text:p>
          </table:table-cell>
          <table:table-cell table:style-name="ce11" office:value-type="string" calcext:value-type="string">
            <text:p>[ ] 5.Tono del Mic 2: Gire esta perilla para ajustar el tono de la entrada Mic 2. Gírela a la izquierda paraaumentar</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Panel trasero:</text:p>
          </table:table-cell>
          <table:table-cell table:style-name="ce10" office:value-type="string" calcext:value-type="string">
            <text:p>Panel trasero:</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1.Botón de encendido: Pulse este botón para encender el NS4 FX. Encienda el NS4 FX después dehaber conectado todos sus dispositivos de entrada y antes de encender sus amplificadores y altavoces.</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2.Entrada de alimentación: Use el adaptador de alimentación incluido (12 V DC, 2 A, centro positiv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eléctrica, enchufe la fuente de alimentación al NS4 FX primero, y luego al tomacorriente.</text:p>
          </table:table-cell>
          <table:table-cell table:style-name="ce11"/>
          <table:table-cell table:number-columns-repeated="16379"/>
        </table:table-row>
        <table:table-row table:style-name="ro4">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3.Presilla del cable: Puede fijar un cable a esta presilla para evitar que se desenchufe accidentalment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4.USB: Utilice un cable USB (incluido) para conectar cada puerto USB a un puerto USB disponible en un ordenador. Este puerto envía datos USB MIDI para controlar diversos parámetros del software.</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5.Salida principal (XLR): Utilices cables XLR estándar para conectar esta salida a un sistema de megafonía o monitores alimentados. El nivel de esta salida se controla mediante la perilla Main del panel superior.</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6.Salida para cabina (RCA): Use cables RCA estándar para conectar esta salida a un sistema de monitoreo de cabina. El nivel de esta salida se controla con la perilla Booth del panel superior.</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7.Entrada auxiliar: Conecte a estas entradas RCA un dispositivo de nivel de línea. Utilice los controles Mic 1/Line del panel superior para seleccionar esta entrada y ajustar su nivel y tono.</text:p>
          </table:table-cell>
          <table:table-cell table:style-name="ce11"/>
          <table:table-cell table:number-columns-repeated="16379"/>
        </table:table-row>
        <table:table-row table:style-name="ro3">
          <table:table-cell table:number-columns-repeated="2" office:value-type="string" calcext:value-type="string">
            <text:p>[ ]</text:p>
          </table:table-cell>
          <table:table-cell office:value-type="string" calcext:value-type="string">
            <text:p>Panel trasero:</text:p>
          </table:table-cell>
          <table:table-cell table:style-name="ce11" office:value-type="string" calcext:value-type="string">
            <text:p>[ ] 8.Entrada de micrófono 1: Conecte a esta entrada de 6,35 mm (1/4 pulg.) un micrófono dinámico estándar. Utilice los controles Mic 1/Line del panel superior para seleccionar esta entrada y ajustar su nivel y tono.</text:p>
          </table:table-cell>
          <table:table-cell table:style-name="ce11"/>
          <table:table-cell table:number-columns-repeated="16379"/>
        </table:table-row>
        <table:table-row table:style-name="ro5">
          <table:table-cell table:number-columns-repeated="3"/>
          <table:table-cell table:style-name="ce11" table:number-columns-repeated="2"/>
          <table:table-cell table:number-columns-repeated="16379"/>
        </table:table-row>
        <table:table-row table:style-name="ro2">
          <table:table-cell table:number-columns-repeated="2" table:style-name="ce6" office:value-type="string" calcext:value-type="string">
            <text:p>[ ]</text:p>
          </table:table-cell>
          <table:table-cell office:value-type="string" calcext:value-type="string">
            <text:p>Funcionamiento Modos de pads para actuación en vivo:</text:p>
          </table:table-cell>
          <table:table-cell table:style-name="ce10" office:value-type="string" calcext:value-type="string">
            <text:p>Funcionamiento Modos de pads para actuación en vivo:</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Cue</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Pitch Play</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Auto Loop</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Roll</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Fader Cut</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licer</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ampler</text:p>
          </table:table-cell>
          <table:table-cell table:style-name="ce11"/>
          <table:table-cell table:number-columns-repeated="16379"/>
        </table:table-row>
        <table:table-row table:style-name="ro5">
          <table:table-cell table:number-columns-repeated="2" office:value-type="string" calcext:value-type="string">
            <text:p>[ ]</text:p>
          </table:table-cell>
          <table:table-cell office:value-type="string" calcext:value-type="string">
            <text:p>Funcionamiento Modos de pads para actuación en vivo:</text:p>
          </table:table-cell>
          <table:table-cell table:style-name="ce11" office:value-type="string" calcext:value-type="string">
            <text:p>[ ] Scratch Banks</text:p>
          </table:table-cell>
          <table:table-cell table:style-name="ce11"/>
          <table:table-cell table:number-columns-repeated="16379"/>
        </table:table-row>
        <table:table-row table:style-name="ro5">
          <table:table-cell table:number-columns-repeated="4"/>
          <table:table-cell table:style-name="ce11"/>
          <table:table-cell table:number-columns-repeated="16379"/>
        </table:table-row>
        <table:table-row table:style-name="ro11" table:number-rows-repeated="1048485">
          <table:table-cell table:number-columns-repeated="16384"/>
        </table:table-row>
        <table:table-row table:style-name="ro11">
          <table:table-cell table:number-columns-repeated="16384"/>
        </table:table-row>
      </table:table>
      <table:named-expressions/>
      <table:database-ranges>
        <table:database-range table:name="__Anonymous_Sheet_DB__0" table:target-range-address="Hoja1.A1:Hoja1.D50"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E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E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21">00/00/0000</text:date>, <text:time style:data-style-name="N2" text:time-value="13:39:20.773006351">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2T16:47:43.454679993</meta:creation-date>
    <dc:date>2025-12-21T18:45:57.027611236</dc:date>
    <meta:editing-duration>PT6H32M34S</meta:editing-duration>
    <meta:editing-cycles>15</meta:editing-cycles>
    <meta:generator>LibreOffice/24.2.7.2$Linux_X86_64 LibreOffice_project/420$Build-2</meta:generator>
    <meta:document-statistic meta:table-count="1" meta:cell-count="367" meta:object-count="0"/>
  </office:meta>
</office:document-meta>
</file>